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" svg:font-family="'Noto Sans Mono'" style:font-family-generic="swiss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Mono" fo:font-size="10pt" officeooo:rsid="001ec978" officeooo:paragraph-rsid="001ec978" style:font-size-asian="10pt" style:font-name-complex="Noto Sans Mono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Noto Sans Mono" fo:font-size="10pt" officeooo:rsid="001ec978" officeooo:paragraph-rsid="001ec978" style:font-size-asian="10pt" style:font-name-complex="Noto Sans Mono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Noto Sans Mono" fo:font-size="10pt" officeooo:rsid="001ec978" officeooo:paragraph-rsid="0033c8d8" style:font-size-asian="10pt" style:font-name-complex="Noto Sans Mono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Noto Sans Mono" fo:font-size="10pt" officeooo:rsid="00207160" officeooo:paragraph-rsid="00207160" style:font-size-asian="10pt" style:font-name-complex="Noto Sans Mono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Noto Sans Mono" fo:font-size="10pt" officeooo:rsid="00207160" officeooo:paragraph-rsid="00207160" style:font-size-asian="10pt" style:font-name-complex="Noto Sans Mono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Noto Sans Mono" fo:font-size="10pt" officeooo:rsid="0029182c" officeooo:paragraph-rsid="0029182c" style:font-size-asian="10pt" style:font-name-complex="Noto Sans Mono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Noto Sans Mono" fo:font-size="10pt" officeooo:rsid="00272048" officeooo:paragraph-rsid="00272048" style:font-size-asian="10pt" style:font-name-complex="Noto Sans Mono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Noto Sans Mono" fo:font-size="10pt" officeooo:rsid="003279b1" officeooo:paragraph-rsid="003279b1" style:font-size-asian="10pt" style:font-name-complex="Noto Sans Mono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Noto Sans Mono" fo:font-size="10pt" officeooo:rsid="0034fbd1" officeooo:paragraph-rsid="0034fbd1" style:font-size-asian="10pt" style:font-name-complex="Noto Sans Mono" style:font-size-complex="10pt"/>
    </style:style>
    <style:style style:name="T1" style:family="text">
      <style:text-properties officeooo:rsid="003101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0 حبة</text:p>
      <text:p text:style-name="P1">100habbah.com</text:p>
      <text:p text:style-name="P1">-------------------------------</text:p>
      <text:p text:style-name="P2">رقم الفاتورة: #{d.id}</text:p>
      <text:p text:style-name="P3">اسم العميل: {d.name}</text:p>
      <text:p text:style-name="P8">العنوان<text:tab/> : {d.address}</text:p>
      <text:p text:style-name="P9">ملحوظات الطلب : <text:s/>{d.note}</text:p>
      <text:p text:style-name="P4">{d.date}</text:p>
      <text:p text:style-name="P6">{d.time}</text:p>
      <text:p text:style-name="P1">-------------------------------</text:p>
      <text:p text:style-name="P7">الكمية<text:tab/>التكلفة<text:tab/>الصنف</text:p>
      <text:p text:style-name="P7">{d.p[i].q}<text:tab/>{d.p[i].t}<text:tab/>{d.p[i].p}</text:p>
      <text:p text:style-name="P7">{d.p[i+1].q}<text:tab/>{d.p[i+1].t}<text:tab/>{d.p[i+1].p}</text:p>
      <text:p text:style-name="P5">-------------------------------</text:p>
      <text:p text:style-name="P7">التوصيل<text:tab/> :<text:tab/>{d.deliveryCost}</text:p>
      <text:p text:style-name="P7"><text:span text:style-name="T1">الخصم<text:tab/> :</text:span><text:tab/>{d.discount}</text:p>
      <text:p text:style-name="P7">الإجمالى<text:tab/> :<text:tab/>{d.total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" svg:font-family="'Noto Sans Mono'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1402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06T00:18:56.089896000</meta:creation-date>
    <dc:date>2022-09-24T23:55:20.526409961</dc:date>
    <meta:editing-duration>PT16H43M8S</meta:editing-duration>
    <meta:editing-cycles>22</meta:editing-cycles>
    <meta:generator>LibreOffice/7.3.6.2$Linux_X86_64 LibreOffice_project/30$Build-2</meta:generator>
    <meta:document-statistic meta:table-count="0" meta:image-count="0" meta:object-count="0" meta:page-count="1" meta:paragraph-count="17" meta:word-count="39" meta:character-count="376" meta:non-whitespace-character-count="349"/>
  </office:meta>
</office:document-meta>
</file>